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401cm" svg:y="27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8.013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704cm 24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315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601cm" svg:y1="22.463cm" svg:x2="13.601cm" svg:y2="22.463cm">
          <text:p/>
        </draw:line>
        <draw:line draw:style-name="gr5" draw:text-style-name="P3" draw:layer="layout" svg:x1="14.848cm" svg:y1="23.733cm" svg:x2="13.626cm" svg:y2="24.438cm">
          <text:p/>
        </draw:line>
        <draw:g>
          <draw:polygon draw:style-name="gr6" draw:text-style-name="P4" draw:layer="layout" svg:width="1.493cm" svg:height="1.167cm" svg:x="10.192cm" svg:y="23.479cm" svg:viewBox="0 0 1494 1168" draw:points="0,458 132,229 264,0 1494,709 1362,939 1229,1168">
            <text:p/>
          </draw:polygon>
        </draw:g>
        <draw:line draw:style-name="gr5" draw:text-style-name="P3" draw:layer="layout" svg:x1="12.585cm" svg:y1="27.608cm" svg:x2="12.585cm" svg:y2="26.197cm">
          <text:p/>
        </draw:line>
        <draw:line draw:style-name="gr4" draw:text-style-name="P3" draw:layer="layout" svg:x1="7.626cm" svg:y1="27.196cm" svg:x2="7.626cm" svg:y2="27.196cm">
          <text:p/>
        </draw:line>
        <draw:custom-shape draw:style-name="gr7" draw:text-style-name="P5" draw:layer="layout" svg:width="2.54cm" svg:height="2.54cm" svg:x="4.803cm" svg:y="27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415cm" svg:y="21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717cm" svg:y="23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003cm" svg:y1="22.463cm" svg:x2="7.003cm" svg:y2="22.463cm">
          <text:p/>
        </draw:line>
        <draw:line draw:style-name="gr5" draw:text-style-name="P3" draw:layer="layout" svg:x1="8.25cm" svg:y1="23.733cm" svg:x2="7.028cm" svg:y2="24.438cm">
          <text:p/>
        </draw:line>
        <draw:g>
          <draw:polygon draw:style-name="gr6" draw:text-style-name="P4" draw:layer="layout" svg:width="1.493cm" svg:height="1.167cm" svg:x="3.594cm" svg:y="23.479cm" svg:viewBox="0 0 1494 1168" draw:points="0,458 132,229 264,0 1494,709 1362,939 1229,1168">
            <text:p/>
          </draw:polygon>
        </draw:g>
        <draw:line draw:style-name="gr5" draw:text-style-name="P3" draw:layer="layout" svg:x1="5.987cm" svg:y1="27.608cm" svg:x2="5.987cm" svg:y2="26.197cm">
          <text:p/>
        </draw:line>
        <draw:line draw:style-name="gr4" draw:text-style-name="P3" draw:layer="layout" svg:x1="1.212cm" svg:y1="21.727cm" svg:x2="1.212cm" svg:y2="21.727cm">
          <text:p/>
        </draw:line>
        <draw:g>
          <draw:polygon draw:style-name="gr6" draw:text-style-name="P4" draw:layer="layout" svg:width="1.493cm" svg:height="1.167cm" svg:x="16.937cm" svg:y="23.479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8.145cm" svg:y="23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292cm" svg:y1="25.779cm" svg:x2="9.292cm" svg:y2="24.368cm">
          <text:p/>
        </draw:line>
        <draw:custom-shape draw:style-name="gr7" draw:text-style-name="P5" draw:layer="layout" svg:width="2.54cm" svg:height="2.54cm" svg:x="8.022cm" svg:y="2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315cm" svg:y1="6.296cm" svg:x2="9.315cm" svg:y2="4.885cm">
          <text:p/>
        </draw:line>
        <draw:custom-shape draw:style-name="gr9" draw:text-style-name="P6" draw:layer="layout" svg:width="2.54cm" svg:height="2.54cm" svg:x="8.01cm" svg:y="2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9cm" svg:y1="5.783cm" svg:x2="10.9cm" svg:y2="5.783cm">
          <text:p/>
        </draw:line>
        <draw:line draw:style-name="gr4" draw:text-style-name="P3" draw:layer="layout" svg:x1="10.277cm" svg:y1="1.05cm" svg:x2="10.277cm" svg:y2="1.05cm">
          <text:p/>
        </draw:line>
        <draw:g>
          <draw:polygon draw:style-name="gr6" draw:text-style-name="P4" draw:layer="layout" svg:width="1.493cm" svg:height="1.167cm" svg:x="6.867cm" svg:y="2.168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1.312cm" svg:y="0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358cm" svg:y1="1.344cm" svg:x2="15.358cm" svg:y2="1.344cm">
          <text:p/>
        </draw:line>
        <draw:line draw:style-name="gr4" draw:text-style-name="P3" draw:layer="layout" svg:x1="9.703cm" svg:y1="5.761cm" svg:x2="9.703cm" svg:y2="5.761cm">
          <text:p/>
        </draw:line>
        <draw:custom-shape draw:style-name="gr8" draw:text-style-name="P5" draw:layer="layout" svg:width="2.54cm" svg:height="2.54cm" svg:x="4.632cm" svg:y="0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8.019cm" svg:y="1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289cm" svg:y1="21.893cm" svg:x2="9.289cm" svg:y2="20.482cm">
          <text:p/>
        </draw:line>
        <draw:line draw:style-name="gr5" draw:text-style-name="P3" draw:layer="layout" svg:x1="10.483cm" svg:y1="19.237cm" svg:x2="11.894cm" svg:y2="19.237cm">
          <text:p/>
        </draw:line>
        <draw:line draw:style-name="gr5" draw:text-style-name="P3" draw:layer="layout" svg:x1="6.673cm" svg:y1="19.237cm" svg:x2="8.084cm" svg:y2="19.237cm">
          <text:p/>
        </draw:line>
        <draw:custom-shape draw:style-name="gr8" draw:text-style-name="P5" draw:layer="layout" svg:width="2.54cm" svg:height="2.54cm" svg:x="11.88cm" svg:y="17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4.133cm" svg:y="17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544cm" svg:y1="2.379cm" svg:x2="10.322cm" svg:y2="3.084cm">
          <text:p/>
        </draw:line>
        <draw:line draw:style-name="gr4" draw:text-style-name="P3" draw:layer="layout" svg:x1="13.601cm" svg:y1="18.552cm" svg:x2="13.601cm" svg:y2="18.552cm">
          <text:p/>
        </draw:line>
        <draw:line draw:style-name="gr4" draw:text-style-name="P3" draw:layer="layout" svg:x1="7.003cm" svg:y1="18.552cm" svg:x2="7.003cm" svg:y2="18.552cm">
          <text:p/>
        </draw:line>
        <draw:custom-shape draw:style-name="gr2" draw:text-style-name="P2" draw:layer="layout" svg:width="2.54cm" svg:height="2.54cm" svg:x="8.019cm" svg:y="14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289cm" svg:y1="17.982cm" svg:x2="9.289cm" svg:y2="16.571cm">
          <text:p/>
        </draw:line>
        <draw:line draw:style-name="gr5" draw:text-style-name="P3" draw:layer="layout" svg:x1="10.483cm" svg:y1="15.326cm" svg:x2="11.894cm" svg:y2="15.326cm">
          <text:p/>
        </draw:line>
        <draw:line draw:style-name="gr5" draw:text-style-name="P3" draw:layer="layout" svg:x1="6.673cm" svg:y1="15.326cm" svg:x2="8.084cm" svg:y2="15.326cm">
          <text:p/>
        </draw:line>
        <draw:custom-shape draw:style-name="gr8" draw:text-style-name="P5" draw:layer="layout" svg:width="2.54cm" svg:height="2.54cm" svg:x="11.88cm" svg:y="14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4.133cm" svg:y="14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8.01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28cm" svg:y1="14.07cm" svg:x2="9.28cm" svg:y2="12.659cm">
          <text:p/>
        </draw:line>
        <draw:line draw:style-name="gr5" draw:text-style-name="P3" draw:layer="layout" svg:x1="10.474cm" svg:y1="11.414cm" svg:x2="11.885cm" svg:y2="11.414cm">
          <text:p/>
        </draw:line>
        <draw:line draw:style-name="gr5" draw:text-style-name="P3" draw:layer="layout" svg:x1="6.664cm" svg:y1="11.414cm" svg:x2="8.075cm" svg:y2="11.414cm">
          <text:p/>
        </draw:line>
        <draw:custom-shape draw:style-name="gr8" draw:text-style-name="P5" draw:layer="layout" svg:width="2.54cm" svg:height="2.54cm" svg:x="11.871cm" svg:y="1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4.124cm" svg:y="1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8.01cm" svg:y="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331cm" svg:y1="10.144cm" svg:x2="9.331cm" svg:y2="8.733cm">
          <text:p/>
        </draw:line>
        <draw:line draw:style-name="gr5" draw:text-style-name="P3" draw:layer="layout" svg:x1="10.474cm" svg:y1="7.488cm" svg:x2="11.885cm" svg:y2="7.488cm">
          <text:p/>
        </draw:line>
        <draw:line draw:style-name="gr5" draw:text-style-name="P3" draw:layer="layout" svg:x1="6.664cm" svg:y1="7.488cm" svg:x2="8.075cm" svg:y2="7.488cm">
          <text:p/>
        </draw:line>
        <draw:custom-shape draw:style-name="gr8" draw:text-style-name="P5" draw:layer="layout" svg:width="2.54cm" svg:height="2.54cm" svg:x="11.871cm" svg:y="6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4.124cm" svg:y="6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20:04:51.561282473</dc:date>
    <meta:editing-duration>PT2H15M38S</meta:editing-duration>
    <meta:editing-cycles>54</meta:editing-cycles>
    <meta:generator>LibreOffice/5.1.4.2$Linux_X86_64 LibreOffice_project/10m0$Build-2</meta:generator>
    <meta:document-statistic meta:object-count="61"/>
  </office:meta>
</office:document-meta>
</file>